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34b7b" draw:marker-start-width="0.355cm" draw:marker-end="Arrow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8cm" fo:min-width="7.62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6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4.0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0.6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2.65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04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7cm" fo:min-width="0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37cm" fo:min-width="0.84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19cm" fo:min-width="0.308cm"/>
    </style:style>
    <style:style style:name="gr11" style:family="graphic" style:parent-style-name="standard">
      <style:graphic-properties draw:stroke="none" draw:fill="none" fo:min-height="0.66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248cm" fo:min-width="0.71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48cm" fo:min-width="1.03cm"/>
    </style:style>
    <style:style style:name="gr14" style:family="graphic" style:parent-style-name="standard">
      <style:graphic-properties draw:stroke="none" draw:fill="none" fo:min-height="1.33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68cm" fo:min-width="0.42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21cm" fo:min-width="0.402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67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241cm" fo:min-width="1.73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1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9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.8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8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2cm"/>
    </style:style>
    <style:style style:name="gr26" style:family="graphic" style:parent-style-name="objectwithoutfill">
      <style:graphic-properties svg:stroke-width="0.025cm" draw:marker-start-width="0.266cm" draw:marker-end="Arrow" draw:marker-end-width="0.102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219cm" fo:min-width="0.56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168cm" fo:min-width="0.851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177cm" fo:min-width="0.5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851cm"/>
    </style:style>
    <style:style style:name="gr31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307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306cm" fo:padding-top="0.137cm" fo:padding-bottom="0.137cm" fo:padding-left="0.262cm" fo:padding-right="0.262cm"/>
    </style:style>
    <style:style style:name="gr33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266cm" fo:min-width="0.306cm" fo:padding-top="0.137cm" fo:padding-bottom="0.137cm" fo:padding-left="0.262cm" fo:padding-right="0.262cm"/>
    </style:style>
    <style:style style:name="gr34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386cm" fo:min-width="0.446cm" fo:padding-top="0.137cm" fo:padding-bottom="0.137cm" fo:padding-left="0.262cm" fo:padding-right="0.262cm"/>
    </style:style>
    <style:style style:name="gr35" style:family="graphic" style:parent-style-name="standard">
      <style:graphic-properties svg:stroke-width="0.025cm" svg:stroke-color="#034b7b" draw:marker-start-width="0.266cm" draw:marker-end-width="0.266cm" draw:fill="none" draw:textarea-horizontal-align="justify" draw:textarea-vertical-align="middle" draw:auto-grow-height="false" fo:min-height="0.446cm" fo:min-width="0.465cm" fo:padding-top="0.137cm" fo:padding-bottom="0.137cm" fo:padding-left="0.262cm" fo:padding-right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9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8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447cm"/>
    </style:style>
    <style:style style:name="gr39" style:family="graphic" style:parent-style-name="standard">
      <style:graphic-properties draw:stroke="none" svg:stroke-color="#000000" draw:fill="none" draw:fill-color="#ffffff" fo:min-height="1.741cm"/>
    </style:style>
    <style:style style:name="gr40" style:family="graphic" style:parent-style-name="standard">
      <style:graphic-properties draw:stroke="none" svg:stroke-color="#000000" draw:fill="none" draw:fill-color="#ffffff" fo:min-height="1.3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294cm"/>
    </style:style>
    <style:style style:name="gr42" style:family="graphic" style:parent-style-name="standard">
      <style:graphic-properties draw:stroke="none" svg:stroke-color="#000000" draw:fill="none" draw:fill-color="#ffffff" fo:min-height="0.7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13cm"/>
    </style:style>
    <style:style style:name="gr4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co1" style:family="table-column">
      <style:table-column-properties style:column-width="0.742cm" style:use-optimal-column-width="false"/>
    </style:style>
    <style:style style:name="co2" style:family="table-column">
      <style:table-column-properties style:column-width="0.926cm" style:use-optimal-column-width="false"/>
    </style:style>
    <style:style style:name="co3" style:family="table-column">
      <style:table-column-properties style:column-width="1.176cm" style:use-optimal-column-width="false"/>
    </style:style>
    <style:style style:name="co4" style:family="table-column">
      <style:table-column-properties style:column-width="1.138cm" style:use-optimal-column-width="false"/>
    </style:style>
    <style:style style:name="co5" style:family="table-column">
      <style:table-column-properties style:column-width="1.247cm" style:use-optimal-column-width="false"/>
    </style:style>
    <style:style style:name="ro1" style:family="table-row">
      <style:table-row-properties style:row-height="0.579cm"/>
    </style:style>
    <style:style style:name="ce1" style:family="table-cell">
      <style:graphic-properties style:repeat="repeat"/>
      <style:text-properties fo:font-family="Arial" style:font-family-generic="swiss" style:font-pitch="variable" fo:font-size="8pt"/>
    </style:style>
    <style:style style:name="ce2" style:family="table-cell">
      <style:graphic-properties style:repeat="repeat"/>
      <style:text-properties fo:font-family="Arial" style:font-family-generic="swiss" style:font-pitch="variable" fo:font-size="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family="Courier" style:font-family-generic="modern" style:font-pitch="variable" fo:font-size="9pt" style:font-size-asian="18pt" style:font-size-complex="18pt"/>
    </style:style>
    <style:style style:name="P3" style:family="paragraph">
      <style:paragraph-properties fo:text-align="center" style:writing-mode="lr-tb"/>
      <style:text-properties fo:font-family="Arial" style:font-style-name="Regular" style:font-family-generic="swiss" style:font-pitch="variable" fo:font-size="12pt" style:font-size-asian="18pt" style:font-size-complex="18pt"/>
    </style:style>
    <style:style style:name="P4" style:family="paragraph">
      <style:paragraph-properties style:writing-mode="lr-tb"/>
      <style:text-properties fo:font-family="Arial" style:font-style-name="Regular" style:font-family-generic="swiss" style:font-pitch="variable" fo:font-size="12pt" fo:font-weight="normal" style:font-size-asian="18pt" style:font-size-complex="18pt"/>
    </style:style>
    <style:style style:name="P5" style:family="paragraph">
      <style:paragraph-properties style:writing-mode="lr-tb"/>
      <style:text-properties fo:font-family="Arial" style:font-family-generic="swiss" style:font-pitch="variable" fo:font-size="12pt" style:font-size-asian="18pt" style:font-size-complex="18pt"/>
    </style:style>
    <style:style style:name="P6" style:family="paragraph">
      <style:paragraph-properties fo:text-align="center" style:writing-mode="lr-tb"/>
      <style:text-properties fo:font-family="Arial" style:font-style-name="Regular" style:font-family-generic="swiss" style:font-pitch="variable" fo:font-size="10pt" style:font-size-asian="18pt" style:font-size-complex="18pt"/>
    </style:style>
    <style:style style:name="P7" style:family="paragraph">
      <style:paragraph-properties fo:text-align="center"/>
      <style:text-properties fo:font-family="Arial" style:font-style-name="Regular" style:font-family-generic="swiss" style:font-pitch="variable" fo:font-size="12pt" style:font-size-asian="18pt" style:font-size-complex="18pt"/>
    </style:style>
    <style:style style:name="P8" style:family="paragraph">
      <style:paragraph-properties style:writing-mode="lr-tb"/>
      <style:text-properties fo:font-family="Arial" style:font-family-generic="swiss" style:font-pitch="variable" fo:font-size="12pt" fo:font-weight="normal" style:font-size-asian="18pt" style:font-size-complex="18pt"/>
    </style:style>
    <style:style style:name="P9" style:family="paragraph">
      <style:paragraph-properties style:writing-mode="lr-tb"/>
      <style:text-properties fo:font-family="Arial" style:font-style-name="Regular" style:font-family-generic="swiss" style:font-pitch="variable" fo:font-size="14pt" style:font-size-asian="18pt" style:font-size-complex="18pt"/>
    </style:style>
    <style:style style:name="P10" style:family="paragraph">
      <style:paragraph-properties style:writing-mode="lr-tb"/>
      <style:text-properties fo:font-family="Arial" style:font-style-name="Regular" style:font-family-generic="swiss" style:font-pitch="variable" fo:font-size="10pt" style:font-size-asian="18pt" style:font-size-complex="18pt"/>
    </style:style>
    <style:style style:name="P11" style:family="paragraph">
      <style:paragraph-properties style:writing-mode="lr-tb"/>
      <style:text-properties fo:font-family="Arial" style:font-style-name="Regular" style:font-family-generic="swiss" style:font-pitch="variable" fo:font-size="22pt" style:font-size-asian="18pt" style:font-size-complex="18pt"/>
    </style:style>
    <style:style style:name="P12" style:family="paragraph">
      <style:paragraph-properties style:writing-mode="lr-tb"/>
      <style:text-properties fo:color="#0000a4" fo:font-family="Arial" style:font-style-name="Regular" style:font-family-generic="swiss" style:font-pitch="variable" fo:font-size="10pt" style:font-size-asian="18pt" style:font-size-complex="18pt"/>
    </style:style>
    <style:style style:name="P13" style:family="paragraph">
      <style:paragraph-properties fo:text-align="center" style:writing-mode="lr-tb"/>
      <style:text-properties fo:color="#ffffff" fo:font-family="Arial" style:font-style-name="Regular" style:font-family-generic="swiss" style:font-pitch="variable" fo:font-size="11pt" fo:font-weight="bold" style:font-size-asian="18pt" style:font-size-complex="18pt"/>
    </style:style>
    <style:style style:name="T1" style:family="text">
      <style:text-properties fo:color="#0000a4" fo:font-family="Courier" style:font-family-generic="modern" style:font-pitch="variable" fo:font-size="9pt" style:font-size-asian="18pt" style:font-size-complex="18pt" loext:opacity="100%"/>
    </style:style>
    <style:style style:name="T2" style:family="text">
      <style:text-properties fo:font-family="Courier" style:font-family-generic="modern" style:font-pitch="variable" fo:font-size="9pt" style:font-size-asian="18pt" style:font-size-complex="18pt"/>
    </style:style>
    <style:style style:name="T3" style:family="text">
      <style:text-properties fo:color="#ff33ff" fo:font-family="Courier" style:font-family-generic="modern" style:font-pitch="variable" fo:font-size="9pt" style:font-size-asian="18pt" style:font-size-complex="18pt" loext:opacity="100%"/>
    </style:style>
    <style:style style:name="T4" style:family="text">
      <style:text-properties fo:font-family="Arial" style:font-style-name="Regular" style:font-family-generic="swiss" style:font-pitch="variable" fo:font-size="12pt" style:font-size-asian="18pt" style:font-size-complex="18pt"/>
    </style:style>
    <style:style style:name="T5" style:family="text">
      <style:text-properties style:text-position="-33% 70%" fo:font-family="Arial" style:font-style-name="Regular" style:font-family-generic="swiss" style:font-pitch="variable" fo:font-size="12pt" style:font-size-asian="18pt" style:font-size-complex="18pt"/>
    </style:style>
    <style:style style:name="T6" style:family="text"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style:text-outline="false" style:text-line-through-style="none" style:text-position="sub 70%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9" style:family="text">
      <style:text-properties fo:color="#000000" style:text-outline="false" style:text-line-through-style="none" style:text-position="sub 70%" fo:font-family="Arial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0" style:family="text">
      <style:text-properties fo:font-family="Arial" style:font-style-name="Regular" style:font-family-generic="swiss" style:font-pitch="variable" fo:font-size="10pt" style:font-size-asian="18pt" style:font-size-complex="18pt"/>
    </style:style>
    <style:style style:name="T11" style:family="text">
      <style:text-properties fo:color="#000000" style:text-outline="false" style:text-line-through-style="none" style:text-position="sub 70%" fo:font-family="'Courier 10 Pitch'" style:font-pitch="fixed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2" style:family="text">
      <style:text-properties fo:font-family="Arial" style:font-style-name="Regular" style:font-family-generic="swiss" style:font-pitch="variable" fo:font-size="14pt" style:font-size-asian="18pt" style:font-size-complex="18pt"/>
    </style:style>
    <style:style style:name="T13" style:family="text">
      <style:text-properties style:text-position="sub 70%" fo:font-family="Arial" style:font-style-name="Regular" style:font-family-generic="swiss" style:font-pitch="variable" fo:font-size="14pt" style:font-size-asian="18pt" style:font-size-complex="18pt"/>
    </style:style>
    <style:style style:name="T14" style:family="text">
      <style:text-properties fo:font-family="Arial" style:font-family-generic="swiss" style:font-pitch="variable" fo:font-size="8pt"/>
    </style:style>
    <style:style style:name="T15" style:family="text">
      <style:text-properties fo:font-family="Arial" style:font-style-name="Regular" style:font-family-generic="swiss" style:font-pitch="variable" fo:font-size="22pt" style:font-size-asian="18pt" style:font-size-complex="18pt"/>
    </style:style>
    <style:style style:name="T16" style:family="text">
      <style:text-properties fo:color="#0000a4" fo:font-family="Arial" style:font-style-name="Regular" style:font-family-generic="swiss" style:font-pitch="variable" fo:font-size="10pt" style:font-size-asian="18pt" style:font-size-complex="18pt" loext:opacity="100%"/>
    </style:style>
    <style:style style:name="T17" style:family="text">
      <style:text-properties fo:color="#ffffff" fo:font-family="Arial" style:font-style-name="Regular" style:font-family-generic="swiss" style:font-pitch="variable" fo:font-size="11pt" fo:font-weight="bold" style:font-size-asian="18pt" style:font-size-complex="18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7.018cm" svg:y1="7.493cm" svg:x2="13.696cm" svg:y2="6.854cm" draw:start-shape="id1" draw:start-glue-point="6" draw:end-shape="id2" draw:end-glue-point="1" svg:d="M17018 7493l-3322-639">
          <text:p/>
        </draw:connector>
        <draw:connector draw:style-name="gr1" draw:text-style-name="P1" draw:layer="layout" draw:type="line" svg:x1="17.12cm" svg:y1="6.209cm" svg:x2="8.951cm" svg:y2="7.611cm" draw:start-shape="id3" draw:start-glue-point="6" draw:end-shape="id4" svg:d="M17120 6209l-8169 1402">
          <text:p/>
        </draw:connector>
        <draw:frame draw:style-name="gr2" draw:text-style-name="P2" draw:layer="layout" svg:width="8.135cm" svg:height="8.83cm" svg:x="0.178cm" svg:y="5.172cm">
          <draw:text-box>
            <text:p><text:span text:style-name="T1">def</text:span><text:span text:style-name="T2"> load_data(…):</text:span></text:p>
            <text:p><text:span text:style-name="T2"><text:s/></text:span><text:span text:style-name="T2">input1 = pd.read_csv(…)</text:span></text:p>
            <text:p><text:span text:style-name="T2"><text:s/></text:span><text:span text:style-name="T2">input1 = input1[input1[</text:span><text:span text:style-name="T3">‘attr’</text:span><text:span text:style-name="T2">] &gt; 10]</text:span><text:span text:style-name="T2"><text:line-break/></text:span><text:span text:style-name="T2"> input2 = pd.read_csv(…) </text:span></text:p>
            <text:p><text:span text:style-name="T2"><text:s/></text:span><text:span text:style-name="T1">return</text:span><text:span text:style-name="T2"> input1.join(input2, …)</text:span></text:p>
            <text:p><text:span text:style-name="T2"/></text:p>
            <text:p><text:span text:style-name="T1">def</text:span><text:span text:style-name="T2"> featurise(…):</text:span></text:p>
            <text:p><text:span text:style-name="T2"><text:s text:c="2"/></text:span><text:span text:style-name="T1">return</text:span><text:span text:style-name="T2"> ColumnTransformer(</text:span></text:p>
            <text:p><text:span text:style-name="T2"><text:s text:c="3"/></text:span><text:span text:style-name="T2">[(</text:span><text:span text:style-name="T3">‘categorical’</text:span><text:span text:style-name="T2">), …, …)</text:span><text:span text:style-name="T2"><text:line-break/></text:span><text:span text:style-name="T2"> <text:s text:c="3"/>(</text:span><text:span text:style-name="T3">‘numerical’</text:span><text:span text:style-name="T2">), …, …)])</text:span></text:p>
            <text:p><text:span text:style-name="T2"/></text:p>
            <text:p><text:span text:style-name="T2">all_data = load_(data)</text:span></text:p>
            <text:p><text:span text:style-name="T2">train = all_data[all_data[</text:span><text:span text:style-name="T3">‘date’</text:span><text:span text:style-name="T2">] &lt; …]</text:span></text:p>
            <text:p><text:span text:style-name="T2">test = all_data[all_data[</text:span><text:span text:style-name="T3">‘date’</text:span><text:span text:style-name="T2">] &gt;= …]</text:span></text:p>
            <text:p><text:span text:style-name="T2">y_train = label_binarize(train[</text:span><text:span text:style-name="T3">‘label’</text:span><text:span text:style-name="T2">])</text:span></text:p>
            <text:p><text:span text:style-name="T2">y_test = label_binarize(test[</text:span><text:span text:style-name="T3">‘label’</text:span><text:span text:style-name="T2">])</text:span></text:p>
            <text:p><text:span text:style-name="T2"/></text:p>
            <text:p><text:span text:style-name="T2">Pipeline = Pipeline([</text:span><text:span text:style-name="T2"><text:line-break/></text:span><text:span text:style-name="T2"> <text:s/>(</text:span><text:span text:style-name="T3">‘features’</text:span><text:span text:style-name="T2">, featurise(…)),</text:span></text:p>
            <text:p><text:span text:style-name="T2"><text:s text:c="2"/></text:span><text:span text:style-name="T2">(</text:span><text:span text:style-name="T3">‘learner’</text:span><text:span text:style-name="T2">, KerasClassifier(…))])</text:span></text:p>
            <text:p><text:span text:style-name="T2"/></text:p>
            <text:p><text:span text:style-name="T2">model = pipeline.fit(train, y_train)</text:span></text:p>
            <text:p><text:span text:style-name="T2">quality = model.score(test, y_test)</text:span></text:p>
          </draw:text-box>
        </draw:frame>
        <draw:custom-shape draw:style-name="gr3" draw:text-style-name="P3" xml:id="id5" draw:id="id5" draw:layer="layout" svg:width="1.651cm" svg:height="0.762cm" svg:x="9.682cm" svg:y="11.811cm">
          <text:p text:style-name="P3"><text:span text:style-name="T4">input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555cm" svg:height="1.159cm" svg:x="8.496cm" svg:y="10.84cm">
          <draw:text-box>
            <text:list text:style-name="L1">
              <text:list-item>
                <text:list>
                  <text:list-header>
                    <text:p><text:span text:style-name="T6">σ</text:span><text:span text:style-name="T7">attr&gt;10</text:span></text:p>
                  </text:list-header>
                </text:list>
              </text:list-item>
            </text:list>
          </draw:text-box>
        </draw:frame>
        <draw:custom-shape draw:style-name="gr5" draw:text-style-name="P3" xml:id="id8" draw:id="id8" draw:layer="layout" svg:width="1.664cm" svg:height="0.761cm" svg:x="12.052cm" svg:y="11.812cm">
          <text:p text:style-name="P3"><text:span text:style-name="T4">input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158cm" svg:height="1.159cm" svg:x="9.645cm" svg:y="10.105cm">
          <draw:text-box>
            <text:list text:style-name="L1">
              <text:list-item>
                <text:list>
                  <text:list-header>
                    <text:p><text:span text:style-name="T8">⋈</text:span><text:span text:style-name="T9">id=fk_id</text:span></text:p>
                  </text:list-header>
                </text:list>
              </text:list-item>
            </text:list>
          </draw:text-box>
        </draw:frame>
        <draw:custom-shape draw:style-name="gr7" draw:text-style-name="P1" xml:id="id7" draw:id="id7" draw:layer="layout" svg:width="1.6cm" svg:height="0.594cm" svg:x="11.03cm" svg:y="10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7" draw:id="id17" draw:layer="layout" svg:width="1.046cm" svg:height="0.473cm" svg:x="9.271cm" svg:y="7.366cm">
          <text:p text:style-name="P6"><text:span text:style-name="T10">1-ho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6" draw:id="id6" draw:layer="layout" svg:width="1.397cm" svg:height="0.539cm" svg:x="9.806cm" svg:y="10.99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2" draw:id="id12" draw:layer="layout" svg:width="0.858cm" svg:height="0.519cm" svg:x="9.527cm" svg:y="8.2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8.127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attr</text:span></text:p>
                  </text:list-header>
                </text:list>
              </text:list-item>
            </text:list>
          </draw:text-box>
        </draw:frame>
        <draw:custom-shape draw:style-name="gr12" draw:text-style-name="P7" xml:id="id10" draw:id="id10" draw:layer="layout" svg:width="1.27cm" svg:height="0.55cm" svg:x="10.133cm" svg:y="9.36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8.736cm" svg:y="9.207cm">
          <draw:text-box>
            <text:list text:style-name="L1">
              <text:list-item>
                <text:list>
                  <text:list-header>
                    <text:p><text:span text:style-name="T6">σ</text:span><text:span text:style-name="T7">date&lt;</text:span><text:span text:style-name="T11">…</text:span></text:p>
                  </text:list-header>
                </text:list>
              </text:list-item>
            </text:list>
          </draw:text-box>
        </draw:frame>
        <draw:custom-shape draw:style-name="gr13" draw:text-style-name="P7" xml:id="id9" draw:id="id9" draw:layer="layout" svg:width="1.582cm" svg:height="0.55cm" svg:x="12.234cm" svg:y="9.36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302cm" svg:height="1.583cm" svg:x="10.855cm" svg:y="9.207cm">
          <draw:text-box>
            <text:list text:style-name="L1">
              <text:list-item>
                <text:list>
                  <text:list-header>
                    <text:p><text:span text:style-name="T8">σ</text:span><text:span text:style-name="T9">date&gt;=…</text:span></text:p>
                  </text:list-header>
                </text:list>
              </text:list-item>
            </text:list>
          </draw:text-box>
        </draw:frame>
        <draw:custom-shape draw:style-name="gr15" draw:text-style-name="P6" xml:id="id18" draw:id="id18" draw:layer="layout" svg:width="0.965cm" svg:height="0.462cm" svg:x="10.484cm" svg:y="7.369cm">
          <text:p text:style-name="P6"><text:span text:style-name="T10">sca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1" draw:id="id11" draw:layer="layout" svg:width="0.95cm" svg:height="0.508cm" svg:x="10.499cm" svg:y="8.3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9.168cm" svg:y="8.131cm">
          <draw:text-box>
            <text:list text:style-name="L1">
              <text:list-item>
                <text:list>
                  <text:list-header>
                    <text:p><text:span text:style-name="T6">π</text:span><text:span text:style-name="T7">val</text:span></text:p>
                  </text:list-header>
                </text:list>
              </text:list-item>
            </text:list>
          </draw:text-box>
        </draw:frame>
        <draw:custom-shape draw:style-name="gr17" draw:text-style-name="P6" xml:id="id22" draw:id="id22" draw:layer="layout" svg:width="1.216cm" svg:height="0.462cm" svg:x="9.779cm" svg:y="6.623cm">
          <text:p text:style-name="P6"><text:span text:style-name="T10">conca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23" draw:id="id23" draw:layer="layout" svg:width="2.286cm" svg:height="0.543cm" svg:x="8.763cm" svg:y="5.588cm">
          <text:p text:style-name="P6"><text:span text:style-name="T10">FitClassifi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4" draw:id="id24" draw:layer="layout" svg:width="1.451cm" svg:height="0.497cm" svg:x="12.011cm" svg:y="4.71cm">
          <text:p text:style-name="P6"><text:span text:style-name="T10">Scor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draw:layer="layout" svg:width="1.524cm" svg:height="1.593cm" svg:x="17.018cm" svg:y="4.572cm">
          <draw:text-box>
            <text:p><text:span text:style-name="T12">X</text:span><text:span text:style-name="T13">train</text:span></text:p>
          </draw:text-box>
        </draw:frame>
        <draw:frame draw:style-name="gr21" draw:text-style-name="P9" draw:layer="layout" svg:width="1.616cm" svg:height="0.922cm" svg:x="17.045cm" svg:y="5.703cm">
          <draw:text-box>
            <text:p><text:span text:style-name="T12">y</text:span><text:span text:style-name="T13">train <text:s/></text:span></text:p>
          </draw:text-box>
        </draw:frame>
        <draw:frame draw:style-name="gr22" draw:text-style-name="P9" draw:layer="layout" svg:width="1.421cm" svg:height="0.922cm" svg:x="17.045cm" svg:y="9.906cm">
          <draw:text-box>
            <text:p><text:span text:style-name="T12">D</text:span><text:span text:style-name="T13">1</text:span></text:p>
          </draw:text-box>
        </draw:frame>
        <draw:frame draw:style-name="gr23" draw:text-style-name="P9" draw:layer="layout" svg:width="1.343cm" svg:height="1.049cm" svg:x="17.072cm" svg:y="11.783cm">
          <draw:text-box>
            <text:p><text:span text:style-name="T12">D</text:span><text:span text:style-name="T13">2</text:span></text:p>
          </draw:text-box>
        </draw:frame>
        <draw:frame draw:style-name="gr24" draw:text-style-name="P9" draw:layer="layout" svg:width="1.391cm" svg:height="0.922cm" svg:x="17.019cm" svg:y="7.072cm">
          <draw:text-box>
            <text:p><text:span text:style-name="T12">X</text:span><text:span text:style-name="T13">test</text:span></text:p>
          </draw:text-box>
        </draw:frame>
        <draw:frame draw:style-name="gr25" draw:text-style-name="P9" draw:layer="layout" svg:width="1.7cm" svg:height="0.922cm" svg:x="17.046cm" svg:y="8.203cm">
          <draw:text-box>
            <text:p><text:span text:style-name="T12">y</text:span><text:span text:style-name="T13">test <text:s text:c="3"/></text:span></text:p>
          </draw:text-box>
        </draw:frame>
        <draw:frame draw:style-name="standard" draw:layer="layout" svg:width="4.019cm" svg:height="1.736cm" svg:x="19.16cm" svg:y="9.5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attr</text:span></text:p>
              </table:table-cell>
              <table:table-cell>
                <text:p><text:span text:style-name="T14">label</text:span></text:p>
              </table:table-cell>
              <table:table-cell>
                <text:p><text:span text:style-name="T14">date</text:span></text:p>
              </table:table-cell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84cm" svg:height="1.736cm" svg:x="19.185cm" svg:y="11.4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4">fk_id</text:span></text:p>
              </table:table-cell>
              <table:table-cell>
                <text:p><text:span text:style-name="T14">val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onnector draw:style-name="gr26" draw:text-style-name="P1" draw:layer="layout" draw:type="line" svg:x1="10.508cm" svg:y1="11.811cm" svg:x2="10.504cm" svg:y2="11.53cm" draw:start-shape="id5" draw:start-glue-point="4" draw:end-shape="id6" draw:end-glue-point="2" svg:d="M10508 11811l-4-281">
          <text:p/>
        </draw:connector>
        <draw:connector draw:style-name="gr26" draw:text-style-name="P1" draw:layer="layout" draw:type="line" svg:x1="10.504cm" svg:y1="10.991cm" svg:x2="11.03cm" svg:y2="10.543cm" draw:start-shape="id6" draw:start-glue-point="0" draw:end-shape="id7" draw:end-glue-point="3" svg:d="M10504 10991l526-448">
          <text:p/>
        </draw:connector>
        <draw:connector draw:style-name="gr26" draw:text-style-name="P1" draw:layer="layout" draw:type="line" svg:x1="12.884cm" svg:y1="11.812cm" svg:x2="12.63cm" svg:y2="10.543cm" draw:start-shape="id8" draw:start-glue-point="4" draw:end-shape="id7" draw:end-glue-point="1" svg:d="M12884 11812l-254-1269">
          <text:p/>
        </draw:connector>
        <draw:connector draw:style-name="gr26" draw:text-style-name="P1" draw:layer="layout" draw:type="line" svg:x1="11.83cm" svg:y1="10.246cm" svg:x2="13.025cm" svg:y2="9.913cm" draw:start-shape="id7" draw:start-glue-point="0" draw:end-shape="id9" draw:end-glue-point="2" svg:d="M11830 10246l1195-333">
          <text:p/>
        </draw:connector>
        <draw:connector draw:style-name="gr26" draw:text-style-name="P1" draw:layer="layout" draw:type="line" svg:x1="11.83cm" svg:y1="10.246cm" svg:x2="10.768cm" svg:y2="9.913cm" draw:start-shape="id7" draw:start-glue-point="0" draw:end-shape="id10" draw:end-glue-point="2" svg:d="M11830 10246l-1062-333">
          <text:p/>
        </draw:connector>
        <draw:custom-shape draw:style-name="gr27" draw:text-style-name="P7" xml:id="id13" draw:id="id13" draw:layer="layout" svg:width="1.112cm" svg:height="0.519cm" svg:x="8.086cm" svg:y="8.29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6.713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label</text:span></text:p>
                  </text:list-header>
                </text:list>
              </text:list-item>
            </text:list>
          </draw:text-box>
        </draw:frame>
        <draw:custom-shape draw:style-name="gr28" draw:text-style-name="P6" xml:id="id4" draw:id="id4" draw:layer="layout" svg:width="1.395cm" svg:height="0.462cm" svg:x="7.556cm" svg:y="7.38cm">
          <text:p text:style-name="P6"><text:span text:style-name="T10">binariz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xml:id="id20" draw:id="id20" draw:layer="layout" svg:width="1.046cm" svg:height="0.473cm" svg:x="11.972cm" svg:y="7.366cm">
          <text:p text:style-name="P6"><text:span text:style-name="T10">1-ho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4" draw:id="id14" draw:layer="layout" svg:width="0.858cm" svg:height="0.519cm" svg:x="12.228cm" svg:y="8.2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10.828cm" svg:y="8.123cm">
          <draw:text-box>
            <text:list text:style-name="L1">
              <text:list-item>
                <text:list>
                  <text:list-header>
                    <text:p><text:span text:style-name="T6">π</text:span><text:span text:style-name="T7">attr</text:span></text:p>
                  </text:list-header>
                </text:list>
              </text:list-item>
            </text:list>
          </draw:text-box>
        </draw:frame>
        <draw:custom-shape draw:style-name="gr15" draw:text-style-name="P6" xml:id="id21" draw:id="id21" draw:layer="layout" svg:width="0.965cm" svg:height="0.462cm" svg:x="13.208cm" svg:y="7.366cm">
          <text:p text:style-name="P6"><text:span text:style-name="T10">sca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5" draw:id="id15" draw:layer="layout" svg:width="0.95cm" svg:height="0.508cm" svg:x="13.2cm" svg:y="8.3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2" draw:id="id2" draw:layer="layout" svg:width="1.216cm" svg:height="0.462cm" svg:x="12.48cm" svg:y="6.623cm">
          <text:p text:style-name="P6"><text:span text:style-name="T10">conca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xml:id="id16" draw:id="id16" draw:layer="layout" svg:width="1.112cm" svg:height="0.519cm" svg:x="14.447cm" svg:y="8.29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13.102cm" svg:y="8.128cm">
          <draw:text-box>
            <text:list text:style-name="L1">
              <text:list-item>
                <text:list>
                  <text:list-header>
                    <text:p><text:span text:style-name="T6">π</text:span><text:span text:style-name="T7">label</text:span></text:p>
                  </text:list-header>
                </text:list>
              </text:list-item>
            </text:list>
          </draw:text-box>
        </draw:frame>
        <draw:custom-shape draw:style-name="gr30" draw:text-style-name="P6" xml:id="id19" draw:id="id19" draw:layer="layout" svg:width="1.395cm" svg:height="0.462cm" svg:x="14.394cm" svg:y="7.36cm">
          <text:p text:style-name="P6"><text:span text:style-name="T10">binariz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087cm" svg:height="0.918cm" svg:x="11.869cm" svg:y="8.131cm">
          <draw:text-box>
            <text:list text:style-name="L1">
              <text:list-item>
                <text:list>
                  <text:list-header>
                    <text:p><text:span text:style-name="T6">π</text:span><text:span text:style-name="T7">val</text:span></text:p>
                  </text:list-header>
                </text:list>
              </text:list-item>
            </text:list>
          </draw:text-box>
        </draw:frame>
        <draw:connector draw:style-name="gr26" draw:text-style-name="P1" draw:layer="layout" draw:type="line" svg:x1="10.768cm" svg:y1="9.363cm" svg:x2="10.974cm" svg:y2="8.809cm" draw:start-shape="id10" draw:start-glue-point="0" draw:end-shape="id11" draw:end-glue-point="2" svg:d="M10768 9363l206-554">
          <text:p/>
        </draw:connector>
        <draw:connector draw:style-name="gr26" draw:text-style-name="P1" draw:layer="layout" draw:type="line" svg:x1="10.762cm" svg:y1="9.37cm" svg:x2="9.956cm" svg:y2="8.809cm" draw:end-shape="id12" draw:end-glue-point="2" svg:d="M10762 9370l-806-561">
          <text:p/>
        </draw:connector>
        <draw:connector draw:style-name="gr26" draw:text-style-name="P1" draw:layer="layout" draw:type="line" svg:x1="10.762cm" svg:y1="9.37cm" svg:x2="8.642cm" svg:y2="8.815cm" draw:end-shape="id13" draw:end-glue-point="2" svg:d="M10762 9370l-2120-555">
          <text:p/>
        </draw:connector>
        <draw:connector draw:style-name="gr26" draw:text-style-name="P1" draw:layer="layout" draw:type="line" svg:x1="13.025cm" svg:y1="9.363cm" svg:x2="12.657cm" svg:y2="8.809cm" draw:start-shape="id9" draw:start-glue-point="0" draw:end-shape="id14" draw:end-glue-point="2" svg:d="M13025 9363l-368-554">
          <text:p/>
        </draw:connector>
        <draw:connector draw:style-name="gr26" draw:text-style-name="P1" draw:layer="layout" draw:type="line" svg:x1="13.032cm" svg:y1="9.37cm" svg:x2="13.675cm" svg:y2="8.809cm" draw:end-shape="id15" draw:end-glue-point="2" svg:d="M13032 9370l643-561">
          <text:p/>
        </draw:connector>
        <draw:connector draw:style-name="gr26" draw:text-style-name="P1" draw:layer="layout" draw:type="line" svg:x1="13.032cm" svg:y1="9.37cm" svg:x2="15.003cm" svg:y2="8.815cm" draw:end-shape="id16" draw:end-glue-point="2" svg:d="M13032 9370l1971-555">
          <text:p/>
        </draw:connector>
        <draw:connector draw:style-name="gr26" draw:text-style-name="P1" draw:layer="layout" draw:type="line" svg:x1="8.642cm" svg:y1="8.296cm" svg:x2="8.253cm" svg:y2="7.842cm" draw:start-shape="id13" draw:start-glue-point="0" draw:end-shape="id4" draw:end-glue-point="2" svg:d="M8642 8296l-389-454">
          <text:p/>
        </draw:connector>
        <draw:connector draw:style-name="gr26" draw:text-style-name="P1" draw:layer="layout" draw:type="line" svg:x1="9.956cm" svg:y1="8.29cm" svg:x2="9.794cm" svg:y2="7.839cm" draw:start-shape="id12" draw:start-glue-point="0" draw:end-shape="id17" draw:end-glue-point="2" svg:d="M9956 8290l-162-451">
          <text:p/>
        </draw:connector>
        <draw:connector draw:style-name="gr26" draw:text-style-name="P1" draw:layer="layout" draw:type="line" svg:x1="10.974cm" svg:y1="8.301cm" svg:x2="10.966cm" svg:y2="7.831cm" draw:start-shape="id11" draw:start-glue-point="0" draw:end-shape="id18" draw:end-glue-point="2" svg:d="M10974 8301l-8-470">
          <text:p/>
        </draw:connector>
        <draw:connector draw:style-name="gr26" draw:text-style-name="P1" draw:layer="layout" draw:type="line" svg:x1="15.003cm" svg:y1="8.296cm" svg:x2="15.091cm" svg:y2="7.822cm" draw:start-shape="id16" draw:start-glue-point="0" draw:end-shape="id19" draw:end-glue-point="2" svg:d="M15003 8296l88-474">
          <text:p/>
        </draw:connector>
        <draw:connector draw:style-name="gr26" draw:text-style-name="P1" draw:layer="layout" draw:type="line" svg:x1="12.657cm" svg:y1="8.29cm" svg:x2="12.495cm" svg:y2="7.839cm" draw:start-shape="id14" draw:start-glue-point="0" draw:end-shape="id20" draw:end-glue-point="2" svg:d="M12657 8290l-162-451">
          <text:p/>
        </draw:connector>
        <draw:connector draw:style-name="gr26" draw:text-style-name="P1" draw:layer="layout" draw:type="line" svg:x1="13.675cm" svg:y1="8.301cm" svg:x2="13.69cm" svg:y2="7.828cm" draw:start-shape="id15" draw:start-glue-point="0" draw:end-shape="id21" draw:end-glue-point="2" svg:d="M13675 8301l15-473">
          <text:p/>
        </draw:connector>
        <draw:connector draw:style-name="gr26" draw:text-style-name="P1" draw:layer="layout" draw:type="line" svg:x1="9.794cm" svg:y1="7.366cm" svg:x2="10.387cm" svg:y2="7.085cm" draw:start-shape="id17" draw:start-glue-point="0" draw:end-shape="id22" draw:end-glue-point="2" svg:d="M9794 7366l593-281">
          <text:p/>
        </draw:connector>
        <draw:connector draw:style-name="gr26" draw:text-style-name="P1" draw:layer="layout" draw:type="line" svg:x1="10.966cm" svg:y1="7.369cm" svg:x2="10.381cm" svg:y2="7.092cm" draw:start-shape="id18" draw:start-glue-point="0" svg:d="M10966 7369l-585-277">
          <text:p/>
        </draw:connector>
        <draw:connector draw:style-name="gr26" draw:text-style-name="P1" draw:layer="layout" draw:type="line" svg:x1="12.495cm" svg:y1="7.366cm" svg:x2="13.088cm" svg:y2="7.085cm" draw:start-shape="id20" draw:start-glue-point="0" draw:end-shape="id2" draw:end-glue-point="2" svg:d="M12495 7366l593-281">
          <text:p/>
        </draw:connector>
        <draw:connector draw:style-name="gr26" draw:text-style-name="P1" draw:layer="layout" draw:type="line" svg:x1="13.69cm" svg:y1="7.366cm" svg:x2="13.088cm" svg:y2="7.085cm" draw:start-shape="id21" draw:start-glue-point="0" draw:end-shape="id2" draw:end-glue-point="2" svg:d="M13690 7366l-602-281">
          <text:p/>
        </draw:connector>
        <draw:connector draw:style-name="gr26" draw:text-style-name="P1" draw:layer="layout" draw:type="line" svg:x1="8.253cm" svg:y1="7.38cm" svg:x2="9.906cm" svg:y2="6.131cm" draw:start-shape="id4" draw:start-glue-point="0" draw:end-shape="id23" draw:end-glue-point="2" svg:d="M8253 7380l1653-1249">
          <text:p/>
        </draw:connector>
        <draw:connector draw:style-name="gr26" draw:text-style-name="P1" draw:layer="layout" draw:type="line" svg:x1="10.387cm" svg:y1="6.623cm" svg:x2="9.9cm" svg:y2="6.138cm" draw:start-shape="id22" draw:start-glue-point="0" svg:d="M10387 6623l-487-485">
          <text:p/>
        </draw:connector>
        <draw:connector draw:style-name="gr26" draw:text-style-name="P1" draw:layer="layout" draw:type="line" svg:x1="13.088cm" svg:y1="6.623cm" svg:x2="12.736cm" svg:y2="5.207cm" draw:start-shape="id2" draw:start-glue-point="0" draw:end-shape="id24" draw:end-glue-point="2" svg:d="M13088 6623l-352-1416">
          <text:p/>
        </draw:connector>
        <draw:connector draw:style-name="gr26" draw:text-style-name="P1" draw:layer="layout" draw:type="line" svg:x1="9.906cm" svg:y1="5.588cm" svg:x2="12.011cm" svg:y2="4.958cm" draw:start-shape="id23" draw:start-glue-point="0" draw:end-shape="id24" svg:d="M9906 5588l2105-630">
          <text:p/>
        </draw:connector>
        <draw:connector draw:style-name="gr26" draw:text-style-name="P1" draw:layer="layout" draw:type="line" svg:x1="15.091cm" svg:y1="7.36cm" svg:x2="12.736cm" svg:y2="5.207cm" draw:start-shape="id19" draw:start-glue-point="0" draw:end-shape="id24" draw:end-glue-point="2" svg:d="M15091 7360l-2355-2153">
          <text:p/>
        </draw:connector>
        <draw:custom-shape draw:style-name="gr31" draw:text-style-name="P1" xml:id="id25" draw:id="id25" draw:layer="layout" svg:width="1.173cm" svg:height="1.016cm" svg:x="16.988cm" svg:y="9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988cm" svg:y1="10.354cm" svg:x2="11.092cm" svg:y2="11.922cm" draw:start-shape="id25" draw:start-glue-point="6" draw:end-shape="id5" draw:end-glue-point="11" svg:d="M16988 10354l-5896 1568">
          <text:p/>
        </draw:connector>
        <draw:custom-shape draw:style-name="gr32" draw:text-style-name="P1" xml:id="id26" draw:id="id26" draw:layer="layout" svg:width="1.172cm" svg:height="1.016cm" svg:x="16.989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989cm" svg:y1="12.192cm" svg:x2="13.716cm" svg:y2="12.193cm" draw:start-shape="id26" draw:start-glue-point="6" draw:end-shape="id8" draw:end-glue-point="10" svg:d="M16989 12192l-3273 1">
          <text:p/>
        </draw:connector>
        <draw:custom-shape draw:style-name="gr33" draw:text-style-name="P1" xml:id="id27" draw:id="id27" draw:layer="layout" svg:width="1.172cm" svg:height="0.762cm" svg:x="17.089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089cm" svg:y1="8.708cm" svg:x2="15.789cm" svg:y2="7.591cm" draw:start-shape="id27" draw:start-glue-point="6" draw:end-shape="id19" draw:end-glue-point="1" svg:d="M17089 8708l-1300-1117">
          <text:p/>
        </draw:connector>
        <draw:custom-shape draw:style-name="gr33" draw:text-style-name="P1" xml:id="id3" draw:id="id3" draw:layer="layout" svg:width="1.172cm" svg:height="0.762cm" svg:x="17.12cm" svg:y="5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8" draw:id="id28" draw:layer="layout" svg:width="1.37cm" svg:height="0.932cm" svg:x="17.06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06cm" svg:y1="5.065cm" svg:x2="10.387cm" svg:y2="6.623cm" draw:start-shape="id28" draw:start-glue-point="6" draw:end-shape="id22" draw:end-glue-point="0" svg:d="M17060 5065l-6673 1558">
          <text:p/>
        </draw:connector>
        <draw:custom-shape draw:style-name="gr35" draw:text-style-name="P1" xml:id="id1" draw:id="id1" draw:layer="layout" svg:width="1.397cm" svg:height="1.016cm" svg:x="17.01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3.012cm" svg:height="1.039cm" svg:x="19.169cm" svg:y="4.59cm">
          <draw:text-box>
            <text:p><text:span text:style-name="T10">0, 1, 0, …, 0.23 </text:span></text:p>
            <text:p><text:span text:style-name="T10">1, 0, 0, …, 0.11</text:span></text:p>
          </draw:text-box>
        </draw:frame>
        <draw:frame draw:style-name="gr37" draw:text-style-name="P11" draw:layer="layout" svg:width="0.68cm" svg:height="1.216cm" svg:x="18.889cm" svg:y="4.483cm">
          <draw:text-box>
            <text:p><text:span text:style-name="T15">[</text:span></text:p>
          </draw:text-box>
        </draw:frame>
        <draw:frame draw:style-name="gr37" draw:text-style-name="P11" draw:layer="layout" svg:width="0.68cm" svg:height="1.216cm" svg:x="21.672cm" svg:y="4.499cm">
          <draw:text-box>
            <text:p><text:span text:style-name="T15">]</text:span></text:p>
          </draw:text-box>
        </draw:frame>
        <draw:frame draw:style-name="gr36" draw:text-style-name="P10" draw:layer="layout" svg:width="3.012cm" svg:height="1.039cm" svg:x="19.169cm" svg:y="6.965cm">
          <draw:text-box>
            <text:p><text:span text:style-name="T10">0, 0, 1, …, 0.46 </text:span></text:p>
            <text:p><text:span text:style-name="T10">0, 1, 0, …, 0.17</text:span></text:p>
          </draw:text-box>
        </draw:frame>
        <draw:frame draw:style-name="gr37" draw:text-style-name="P11" draw:layer="layout" svg:width="0.68cm" svg:height="1.216cm" svg:x="18.889cm" svg:y="6.858cm">
          <draw:text-box>
            <text:p><text:span text:style-name="T15">[</text:span></text:p>
          </draw:text-box>
        </draw:frame>
        <draw:frame draw:style-name="gr37" draw:text-style-name="P11" draw:layer="layout" svg:width="0.68cm" svg:height="1.216cm" svg:x="21.672cm" svg:y="6.874cm">
          <draw:text-box>
            <text:p><text:span text:style-name="T15">]</text:span></text:p>
          </draw:text-box>
        </draw:frame>
        <draw:custom-shape draw:style-name="gr38" draw:text-style-name="P1" draw:layer="layout" svg:width="1.27cm" svg:height="1.016cm" svg:x="8.128cm" svg:y="9.398cm">
          <text:p/>
          <draw:enhanced-geometry svg:viewBox="0 0 21600 21600" draw:text-areas="0 ?f0 ?f5 ?f2" draw:type="right-arrow" draw:modifiers="11012.4311565696 5191.41630901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" draw:layer="layout" svg:width="1.27cm" svg:height="1.016cm" svg:x="14.605cm" svg:y="9.398cm">
          <text:p/>
          <draw:enhanced-geometry svg:viewBox="0 0 21600 21600" draw:text-areas="0 ?f0 ?f5 ?f2" draw:type="right-arrow" draw:modifiers="11012.4311565696 5191.41630901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2.921cm" svg:height="1.991cm" svg:x="23.338cm" svg:y="9.679cm">
          <draw:text-box>
            <text:p><text:span text:style-name="T16">{(1,1)}</text:span><text:span text:style-name="T16"><text:line-break/></text:span><text:span text:style-name="T16"> <text:s text:c="3"/>…</text:span></text:p>
            <text:p><text:span text:style-name="T16">{(1,...)}</text:span><text:span text:style-name="T16"><text:line-break/></text:span><text:span text:style-name="T16"/></text:p>
          </draw:text-box>
        </draw:frame>
        <draw:frame draw:style-name="gr40" draw:text-style-name="P12" draw:layer="layout" svg:width="2.921cm" svg:height="1.597cm" svg:x="23.338cm" svg:y="11.679cm">
          <draw:text-box>
            <text:p><text:span text:style-name="T16">{(2,1)}</text:span></text:p>
            <text:p><text:span text:style-name="T16"><text:s text:c="4"/></text:span><text:span text:style-name="T16">...</text:span></text:p>
            <text:p><text:span text:style-name="T16">{(2,...)}</text:span></text:p>
          </draw:text-box>
        </draw:frame>
        <draw:frame draw:style-name="gr41" draw:text-style-name="P10" draw:layer="layout" svg:width="0.798cm" svg:height="1.039cm" svg:x="19.17cm" svg:y="5.69cm">
          <draw:text-box>
            <text:p><text:span text:style-name="T10">0 </text:span></text:p>
            <text:p><text:span text:style-name="T10">1</text:span></text:p>
          </draw:text-box>
        </draw:frame>
        <draw:frame draw:style-name="gr37" draw:text-style-name="P11" draw:layer="layout" svg:width="0.68cm" svg:height="1.216cm" svg:x="18.89cm" svg:y="5.583cm">
          <draw:text-box>
            <text:p><text:span text:style-name="T15">[</text:span></text:p>
          </draw:text-box>
        </draw:frame>
        <draw:frame draw:style-name="gr37" draw:text-style-name="P11" draw:layer="layout" svg:width="0.68cm" svg:height="1.216cm" svg:x="19.473cm" svg:y="5.599cm">
          <draw:text-box>
            <text:p><text:span text:style-name="T15">]</text:span></text:p>
          </draw:text-box>
        </draw:frame>
        <draw:frame draw:style-name="gr41" draw:text-style-name="P10" draw:layer="layout" svg:width="0.798cm" svg:height="1.039cm" svg:x="19.171cm" svg:y="8.19cm">
          <draw:text-box>
            <text:p><text:span text:style-name="T10">1 </text:span></text:p>
            <text:p><text:span text:style-name="T10">0</text:span></text:p>
          </draw:text-box>
        </draw:frame>
        <draw:frame draw:style-name="gr37" draw:text-style-name="P11" draw:layer="layout" svg:width="0.68cm" svg:height="1.216cm" svg:x="18.891cm" svg:y="8.083cm">
          <draw:text-box>
            <text:p><text:span text:style-name="T15">[</text:span></text:p>
          </draw:text-box>
        </draw:frame>
        <draw:frame draw:style-name="gr37" draw:text-style-name="P11" draw:layer="layout" svg:width="0.68cm" svg:height="1.216cm" svg:x="19.474cm" svg:y="8.099cm">
          <draw:text-box>
            <text:p><text:span text:style-name="T15">]</text:span></text:p>
          </draw:text-box>
        </draw:frame>
        <draw:frame draw:style-name="gr42" draw:text-style-name="P12" draw:layer="layout" svg:width="2.921cm" svg:height="1.016cm" svg:x="23.338cm" svg:y="8.212cm">
          <draw:text-box>
            <text:p><text:span text:style-name="T16">{(1,1), (2,3)}</text:span></text:p>
          </draw:text-box>
        </draw:frame>
        <draw:frame draw:style-name="gr42" draw:text-style-name="P12" draw:layer="layout" svg:width="2.921cm" svg:height="1.016cm" svg:x="23.339cm" svg:y="8.572cm">
          <draw:text-box>
            <text:p><text:span text:style-name="T16">{(1,5), (2,7)}</text:span></text:p>
          </draw:text-box>
        </draw:frame>
        <draw:frame draw:style-name="gr42" draw:text-style-name="P12" draw:layer="layout" svg:width="2.921cm" svg:height="1.016cm" svg:x="23.338cm" svg:y="7.012cm">
          <draw:text-box>
            <text:p><text:span text:style-name="T16">{(1,1), (2,3)}</text:span></text:p>
          </draw:text-box>
        </draw:frame>
        <draw:frame draw:style-name="gr42" draw:text-style-name="P12" draw:layer="layout" svg:width="2.921cm" svg:height="1.016cm" svg:x="23.339cm" svg:y="7.372cm">
          <draw:text-box>
            <text:p><text:span text:style-name="T16">{(1,5), (2,7)}</text:span></text:p>
          </draw:text-box>
        </draw:frame>
        <draw:frame draw:style-name="gr42" draw:text-style-name="P12" draw:layer="layout" svg:width="2.921cm" svg:height="1.016cm" svg:x="23.338cm" svg:y="5.679cm">
          <draw:text-box>
            <text:p><text:span text:style-name="T16">{(1,4), (2,7)}</text:span></text:p>
          </draw:text-box>
        </draw:frame>
        <draw:frame draw:style-name="gr42" draw:text-style-name="P12" draw:layer="layout" svg:width="2.921cm" svg:height="1.016cm" svg:x="23.339cm" svg:y="6.087cm">
          <draw:text-box>
            <text:p><text:span text:style-name="T16">{(1,3), (2,1)}</text:span></text:p>
          </draw:text-box>
        </draw:frame>
        <draw:frame draw:style-name="gr42" draw:text-style-name="P12" draw:layer="layout" svg:width="2.921cm" svg:height="1.016cm" svg:x="23.338cm" svg:y="4.479cm">
          <draw:text-box>
            <text:p><text:span text:style-name="T16">{(1,4), (2,7)}</text:span></text:p>
          </draw:text-box>
        </draw:frame>
        <draw:frame draw:style-name="gr42" draw:text-style-name="P12" draw:layer="layout" svg:width="2.921cm" svg:height="1.016cm" svg:x="23.331cm" svg:y="4.907cm">
          <draw:text-box>
            <text:p><text:span text:style-name="T16">{(1,3), (2,1)}</text:span></text:p>
          </draw:text-box>
        </draw:frame>
        <draw:frame draw:style-name="gr43" draw:text-style-name="P9" draw:layer="layout" svg:width="5.997cm" svg:height="0.806cm" svg:x="0.381cm" svg:y="13.535cm">
          <draw:text-box>
            <text:p><text:span text:style-name="T12">User-defined ML pipeline</text:span></text:p>
          </draw:text-box>
        </draw:frame>
        <draw:frame draw:style-name="gr44" draw:text-style-name="P9" draw:layer="layout" svg:width="7.127cm" svg:height="0.806cm" svg:x="8.964cm" svg:y="13.535cm">
          <draw:text-box>
            <text:p><text:span text:style-name="T12">Dataflow of the Pipeline</text:span></text:p>
          </draw:text-box>
        </draw:frame>
        <draw:frame draw:style-name="gr45" draw:text-style-name="P9" draw:layer="layout" svg:width="9.913cm" svg:height="0.806cm" svg:x="17.665cm" svg:y="13.535cm">
          <draw:text-box>
            <text:p><text:span text:style-name="T12">Core artifacts with their provenance</text:span></text:p>
          </draw:text-box>
        </draw:frame>
        <draw:custom-shape draw:style-name="gr46" draw:text-style-name="P13" draw:layer="layout" svg:width="0.508cm" svg:height="0.508cm" svg:x="0.035cm" svg:y="13.693cm">
          <text:p text:style-name="P13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508cm" svg:height="0.508cm" svg:x="8.59cm" svg:y="13.693cm">
          <text:p text:style-name="P13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508cm" svg:height="0.508cm" svg:x="17.282cm" svg:y="13.693cm">
          <text:p text:style-name="P13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loext:opacity="0%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 Regular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7-18T07:43:20.257892756</meta:creation-date>
    <dc:date>2024-09-23T17:12:28</dc:date>
    <meta:editing-duration>PT2H13M1S</meta:editing-duration>
    <meta:editing-cycles>46</meta:editing-cycles>
    <meta:generator>OpenOffice/4.1.15$Unix OpenOffice.org_project/4115m2$Build-9813</meta:generator>
    <meta:document-statistic meta:object-count="109"/>
  </office:meta>
</office:document-meta>
</file>